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5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 AND HIS FOOLISH FOES (53:1-5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GOD AND HIS FOOLISH FOES (53:1-5):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ir atheism (53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ir apostasy (53:1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ir attacks (53:4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ir annihilation (53:5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PSALM 53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GOD AND HIS FOOLISH FOES (53:1-5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GOD AND HIS FAITHFUL FRIENDS (53:6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GOD AND HIS FAITHFUL FRIENDS (53:6)<text:s text:c="1"/></text:span><text:span text:style-name="a478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The desire (53:6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delight (53:6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PSALM 53<text:s text:c="1"/>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GOD AND HIS FOOLISH FOES (53:1-5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GOD AND HIS FAITHFUL FRIENDS (53:6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3 </dc:title>
    <meta:initial-creator>David STRICKLAND</meta:initial-creator>
    <dc:creator>David STRICKLAND</dc:creator>
    <meta:creation-date>2020-02-22T17:38:20Z</meta:creation-date>
    <dc:date>2020-02-22T17:38:20Z</dc:date>
    <meta:template xlink:href="BibleStudy" xlink:type="simple"/>
    <meta:editing-cycles>1</meta:editing-cycles>
    <meta:editing-duration>PT0S</meta:editing-duration>
    <meta:document-statistic meta:paragraph-count="16" meta:word-count="98"/>
  </office:meta>
</office:document-meta>
</file>